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b67f4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b67f4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b67f4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b67f4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b67f4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b67f4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b67f4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b67f4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b67f4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b67f4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b67f4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b67f4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b67f4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b67f4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b67f4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b67f4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b67f4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Sofía Gabriela  Millán  Marín 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5/5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21214088987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Leonel Alberto Urbina La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2031002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56.08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8" meta:character-count="1169" meta:non-whitespace-character-count="998"/>
    <meta:template xlink:type="simple" xlink:actuate="onRequest" xlink:title="Normal" xlink:href=""/>
  </office:meta>
</office:document-meta>
</file>